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transparent" fo:border="0.002cm solid #00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4" table:default-cell-style-name="ce8"/>
        <table:table-column table:style-name="co5" table:default-cell-style-name="ce14"/>
        <table:table-column table:style-name="co6" table:default-cell-style-name="ce14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2">
          <table:table-cell table:style-name="ce2"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15 min </text:p>
          </table:table-cell>
          <table:table-cell office:value-type="string">
            <text:p>10 min </text:p>
          </table:table-cell>
        </table:table-row>
        <table:table-row table:style-name="ro2">
          <table:table-cell table:style-name="ce2"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table:number-columns-repeated="2" office:value-type="string">
            <text:p>10 min</text:p>
          </table:table-cell>
        </table:table-row>
        <table:table-row table:style-name="ro2">
          <table:table-cell table:style-name="ce2" office:value-type="string">
            <text:p>Instalar Ruby y herramientas complementarias</text:p>
          </table:table-cell>
          <table:table-cell office:value-type="date" office:date-value="2012-08-19">
            <text:p>19/08/12</text:p>
          </table:table-cell>
          <table:table-cell table:number-columns-repeated="2" office:value-type="string">
            <text:p>30 min</text:p>
          </table:table-cell>
        </table:table-row>
        <table:table-row table:style-name="ro2">
          <table:table-cell table:style-name="ce2" office:value-type="string">
            <text:p>Crear un repositorio en su cuenta de GitHub</text:p>
          </table:table-cell>
          <table:table-cell office:value-type="date" office:date-value="2012-08-19">
            <text:p>19/08/12</text:p>
          </table:table-cell>
          <table:table-cell office:value-type="string">
            <text:p>40 min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2" office:value-type="string">
            <text:p>Agregar al repositorio el archivo</text:p>
          </table:table-cell>
          <table:table-cell office:value-type="date" office:date-value="2012-08-19">
            <text:p>19/08/12</text:p>
          </table:table-cell>
          <table:table-cell office:value-type="string">
            <text:p>15 min</text:p>
          </table:table-cell>
          <table:table-cell office:value-type="string">
            <text:p>20 min</text:p>
          </table:table-cell>
        </table:table-row>
        <table:table-row table:style-name="ro2">
          <table:table-cell table:style-name="ce2" office:value-type="string">
            <text:p>Contestar este mail indicando la dirección de mail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1">
          <table:table-cell table:style-name="ce3"/>
          <table:table-cell table:style-name="ce9"/>
          <table:table-cell table:style-name="ce15" table:number-columns-repeated="2"/>
        </table:table-row>
        <table:table-row table:style-name="ro1">
          <table:table-cell table:number-columns-repeated="4"/>
        </table:table-row>
        <table:table-row table:style-name="ro1" table:number-rows-repeated="3">
          <table:table-cell table:style-name="ce5"/>
          <table:table-cell table:style-name="ce10"/>
          <table:table-cell table:style-name="ce16"/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1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6"/>
          <table:table-cell table:number-columns-repeated="3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style-name="ce7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22/08/2012</text:date>, <text:time>20:1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6T20:36:54</meta:creation-date>
    <dc:date>2012-08-22T20:10:18</dc:date>
    <meta:editing-duration>PT2H46M27S</meta:editing-duration>
    <meta:editing-cycles>46</meta:editing-cycles>
    <meta:generator>LibreOffice/3.3$Unix LibreOffice_project/330m19$Build-401</meta:generator>
    <dc:creator>odin </dc:creator>
    <meta:document-statistic meta:table-count="3" meta:cell-count="28" meta:object-count="0"/>
  </office:meta>
</office:document-meta>
</file>